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19.389cm"/>
    </style:style>
    <style:style style:name="co4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/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/>
          <table:table-cell office:value-type="string" calcext:value-type="string">
            <text:p>Azerbaijan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Benin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Bosnia and Herz.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Brunei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/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/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/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Central African Rep.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/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ongo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/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Cyprus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Czechia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Dem. Rep. Congo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Dominican Rep.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Egypt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Eq. Guinea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Falkland Is.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Fr. S. Antarctic Lands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Greenland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/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/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/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/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/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/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/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/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/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/>
          <table:table-cell office:value-type="string" calcext:value-type="string">
            <text:p>Kosovo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/>
          <table:table-cell office:value-type="string" calcext:value-type="string">
            <text:p>Kyrgyzstan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/>
          <table:table-cell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/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Macedonia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/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Moldova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/>
          <table:table-cell office:value-type="string" calcext:value-type="string">
            <text:p>N. Cyprus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New Caledoni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/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/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North Korea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/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Palestine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/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/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/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S. Sudan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/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/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Slovakia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/>
          <table:table-cell office:value-type="string" calcext:value-type="string">
            <text:p>Solomon Is.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Somaliland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/>
          <table:table-cell office:value-type="string" calcext:value-type="string">
            <text:p>South Kore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string" calcext:value-type="string">
            <text:p>S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 Lan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ri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zerl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iw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jikist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za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ail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or-Les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nidad and Toba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ni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kmenist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gan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kra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Arab Emira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Kingd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States of Amer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ugua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zbekist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nua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ez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etn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. Sah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m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mbabw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watini</text:p>
          </table:table-cell>
        </table:table-row>
      </table:table>
      <table:table table:name="Planilha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&gt;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geo&gt;</text:p>
          </table:table-cell>
        </table:table-row>
        <table:table-row table:style-name="ro1">
          <table:table-cell table:style-name="ce1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table:number-columns-repeated="2" office:value-type="string" calcext:value-type="string">
            <text:p>algeria</text:p>
          </table:table-cell>
          <table:table-cell office:value-type="string" calcext:value-type="string">
            <text:p>côte d'ivoire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dem. rep. congo</text:p>
          </table:table-cell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eq. guinea</text:p>
          </table:table-cell>
        </table:table-row>
        <table:table-row table:style-name="ro1">
          <table:table-cell table:number-columns-repeated="2" office:value-type="string" calcext:value-type="string">
            <text:p>armenia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falkland is.</text:p>
          </table:table-cell>
        </table:table-row>
        <table:table-row table:style-name="ro1"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fr. s. antarctic lands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greenland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n. cyprus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new caledonia</text:p>
          </table:table-cell>
        </table:table-row>
        <table:table-row table:style-name="ro1"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north korea</text:p>
          </table:table-cell>
        </table:table-row>
        <table:table-row table:style-name="ro1"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palestine</text:p>
          </table:table-cell>
        </table:table-row>
        <table:table-row table:style-name="ro1"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a and herz.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solomon is.</text:p>
          </table:table-cell>
        </table:table-row>
        <table:table-row table:style-name="ro1"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somaliland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timor-leste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w. sahara</text:p>
          </table:table-cell>
        </table:table-row>
        <table:table-row table:style-name="ro1"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entral african re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ombia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at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yprus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ch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nmar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inican rep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cuado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gyp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ton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thiop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mb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org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rman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e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ine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ya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ait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/>
        </table:table-row>
        <table:table-row table:style-name="ro1">
          <table:table-cell office:value-type="string" calcext:value-type="string">
            <text:p>hong kong s.a.r. of chi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ungar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ce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aq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re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rae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ap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jord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yrgyzst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o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tv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ban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esoth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by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thuan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aysia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uritania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xic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ldov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gol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rocc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yanm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ib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p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therland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zea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/>
        </table:table-row>
        <table:table-row table:style-name="ro1">
          <table:table-cell office:value-type="string" calcext:value-type="string">
            <text:p>north cyp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macedoni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rwa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/>
        </table:table-row>
        <table:table-row table:style-name="ro1">
          <table:table-cell office:value-type="string" calcext:value-type="string">
            <text:p>palestinian territori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u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man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uss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udi arab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rb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ovak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oven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malia</text:p>
          </table:table-cell>
          <table:table-cell/>
        </table:table-row>
        <table:table-row table:style-name="ro1">
          <table:table-cell office:value-type="string" calcext:value-type="string">
            <text:p>somaliland reg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uth afric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korea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. sud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d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wed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witzer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yria</text:p>
          </table:table-cell>
          <table:table-cell/>
        </table:table-row>
        <table:table-row table:style-name="ro1">
          <table:table-cell office:value-type="string" calcext:value-type="string">
            <text:p>taiwan province of china</text:p>
          </table:table-cell>
          <table:table-cell office:value-type="string" calcext:value-type="string">
            <text:p>taiw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jikist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anzan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haila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inidad and tobag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nis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ke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kmenist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gand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ed arab emirat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zbekist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enezuel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eme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amb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C1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5:04:12.324566420</meta:creation-date>
    <dc:date>2022-06-04T16:03:13.900296565</dc:date>
    <meta:editing-duration>PT5M50S</meta:editing-duration>
    <meta:editing-cycles>1</meta:editing-cycles>
    <meta:document-statistic meta:table-count="2" meta:cell-count="665" meta:object-count="0"/>
    <meta:generator>LibreOffice/6.4.7.2$Linux_X86_64 LibreOffice_project/40$Build-2</meta:generator>
  </office:meta>
</office:document-meta>
</file>